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linecap="butt" loext:fill-use-slide-background="false" draw:textarea-vertical-align="top" draw:auto-grow-height="false" fo:min-height="8.31cm" fo:min-width="6.376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1.577cm" fo:min-width="4.756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linecap="butt" loext:fill-use-slide-background="false" draw:textarea-vertical-align="top" draw:auto-grow-height="false" fo:min-height="5.578cm" fo:min-width="6.49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c5431" draw:marker-start="Arrowheads_20_4" draw:marker-start-width="0.353cm" draw:marker-end="Arrowheads_20_5" draw:marker-end-width="0.353cm" draw:fill="none" draw:textarea-vertical-align="bottom" fo:padding-top="0.143cm" fo:padding-bottom="0.143cm" fo:padding-left="0.268cm" fo:padding-right="0.268cm" loext:decorative="false"/>
      <style:paragraph-properties style:writing-mode="lr-tb"/>
    </style:style>
    <style:style style:name="gr5" style:family="graphic" style:parent-style-name="objectwithoutfill">
      <style:graphic-properties svg:stroke-linecap="butt" loext:fill-use-slide-background="false" draw:textarea-vertical-align="top" draw:auto-grow-height="false" fo:min-height="5.853cm" fo:min-width="6.46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c5431" draw:marker-start-width="0.252cm" draw:marker-end="Arrowheads_20_3" draw:marker-end-width="0.352cm" draw:fill="none" draw:textarea-vertical-align="bottom" fo:padding-top="0.142cm" fo:padding-bottom="0.142cm" fo:padding-left="0.267cm" fo:padding-right="0.267cm" loext:decorative="false"/>
      <style:paragraph-properties style:writing-mode="lr-tb"/>
    </style:style>
    <style:style style:name="gr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style:font-name="Liberation Sans2" fo:font-size="13pt" fo:font-weight="normal" style:font-size-asian="13pt" style:font-size-complex="13pt"/>
    </style:style>
    <style:style style:name="P4" style:family="paragraph">
      <style:paragraph-properties fo:text-align="center" style:writing-mode="lr-tb"/>
      <style:text-properties style:font-name="Liberation Sans2" fo:font-size="13pt" style:font-size-asian="13pt" style:font-size-complex="13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Liberation Sans2" fo:font-size="13pt" fo:font-weight="normal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>
      <loext:graphic-properties draw:fill="none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>
      <style:paragraph-properties fo:text-align="center"/>
      <style:text-properties style:font-name="Liberation Sans2"/>
    </style:style>
    <style:style style:name="P12" style:family="paragraph">
      <style:paragraph-properties fo:text-align="center" style:writing-mode="lr-tb"/>
      <style:text-properties style:font-name="Liberation Sans2"/>
    </style:style>
    <style:style style:name="P13" style:family="paragraph">
      <style:paragraph-properties fo:text-align="center"/>
      <style:text-properties style:font-name="Arial" fo:font-size="13pt" fo:font-weight="normal" style:font-size-asian="13pt" style:font-size-complex="13pt"/>
    </style:style>
    <style:style style:name="P14" style:family="paragraph"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2" fo:font-size="13pt" style:font-size-asian="13pt" style:font-size-complex="13pt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ans2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9.304cm" svg:x="1.547cm" svg:y="1.221cm">
          <text:p text:style-name="P1"><text:span text:style-name="T1">Customer-written prog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2.762cm">
          <text:p text:style-name="P3"><text:span text:style-name="T2">C/C+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5.162cm">
          <text:p text:style-name="P5"><text:span text:style-name="T2">AssemblyScri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7.562cm">
          <text:p text:style-name="P5"><text:span text:style-name="T2">Ru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2" draw:id="id2" draw:layer="layout" svg:width="7.62cm" svg:height="6.458cm" svg:x="13.847cm" svg:y="11.222cm">
          <text:p text:style-name="P6">Gora Nod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14.931cm" svg:y="14.994cm">
          <text:p text:style-name="P3"><text:span text:style-name="T2">Gora WASM 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14.931cm" svg:y="12.572cm">
          <text:p text:style-name="P3"><text:span text:style-name="T2">WASM Eng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9.258cm" svg:y1="14.554cm" svg:x2="13.847cm" svg:y2="14.554cm" svg:d="M9258 14554h4589" svg:viewBox="0 0 4590 1">
          <text:p text:style-name="P6"><text:span text:style-name="T3">Async</text:span></text:p>
          <text:p text:style-name="P6"><text:span text:style-name="T3">HTTPS API</text:span></text:p>
          <text:p text:style-name="P6"><text:span text:style-name="T3"/></text:p>
        </draw:connector>
        <draw:custom-shape draw:style-name="gr5" draw:text-style-name="P7" xml:id="id1" draw:id="id1" draw:layer="layout" svg:width="7.62cm" svg:height="6.763cm" svg:x="13.847cm" svg:y="1.222cm">
          <text:p text:style-name="P6">Public storag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14.931cm" svg:y="2.662cm">
          <text:p text:style-name="P3"><text:span text:style-name="T2">Gora Request</text:span></text:p>
          <text:p text:style-name="P3"><text:span text:style-name="T2">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14.931cm" svg:y="5.062cm">
          <text:p text:style-name="P3"><text:span text:style-name="T2">Downloadable</text:span></text:p>
          <text:p text:style-name="P3"><text:span text:style-name="T2">from 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svg:x1="9.167cm" svg:y1="5.359cm" svg:x2="13.847cm" svg:y2="5.36cm" svg:d="M9167 5359h2341v1h2339" svg:viewBox="0 0 4681 2">
          <text:p text:style-name="P9"><text:span text:style-name="T3">Compilation</text:span></text:p>
          <text:p text:style-name="P9"><text:span text:style-name="T3">to WASM</text:span></text:p>
          <text:p text:style-name="P9"><text:span text:style-name="T3"/></text:p>
        </draw:connector>
        <draw:custom-shape draw:style-name="gr3" draw:text-style-name="P12" draw:layer="layout" svg:width="7.62cm" svg:height="6.458cm" svg:x="1.547cm" svg:y="11.222cm">
          <text:p text:style-name="P11"><text:span text:style-name="T4">Online Re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4" draw:layer="layout" svg:width="5.452cm" svg:height="2.023cm" svg:x="2.631cm" svg:y="14.994cm">
          <text:p text:style-name="P13"><text:span text:style-name="T5">AP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12.572cm">
          <text:p text:style-name="P3"><text:span text:style-name="T2">UR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5" draw:layer="layout" draw:line-skew="0.607cm" svg:x1="21.467cm" svg:y1="4.603cm" svg:x2="21.467cm" svg:y2="14.451cm" draw:start-shape="id1" draw:start-glue-point="1" draw:end-shape="id2" draw:end-glue-point="1" svg:d="M21467 4603h1123v9848h-1123" svg:viewBox="0 0 1124 984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c5431" draw:marker-start-width="0.245cm" draw:marker-start-center="false" draw:marker-end-width="0.245cm" draw:marker-end-center="false" draw:fill="solid" draw:fill-color="#e9f5e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de2000" style:font-family-complex="Code2000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02:01.888372204</meta:creation-date>
    <dc:date>2025-03-03T11:35:31.224485254</dc:date>
    <meta:editing-duration>PT11H40M36S</meta:editing-duration>
    <meta:editing-cycles>29</meta:editing-cycles>
    <meta:generator>LibreOffice/7.6.4.1$Linux_X86_64 LibreOffice_project/60$Build-1</meta:generator>
    <meta:document-statistic meta:object-count="16"/>
  </office:meta>
</office:document-meta>
</file>